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05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3.2cm" svg:x2="20cm" svg:y2="3.2cm">
          <text:p/>
        </draw:line>
        <draw:frame draw:style-name="gr2" draw:layer="layout" svg:width="6.9cm" svg:height="1.3cm" svg:x="7.3cm" svg:y="1.3cm">
          <draw:text-box>
            <text:p text:style-name="P2">Menu</text:p>
          </draw:text-box>
        </draw:frame>
        <draw:rect draw:style-name="gr3" draw:text-style-name="P1" draw:layer="layout" svg:width="3.3cm" svg:height="1.7cm" svg:x="1.3cm" svg:y="1.2cm">
          <text:p/>
        </draw:rect>
        <draw:line draw:style-name="gr1" draw:text-style-name="P1" draw:layer="layout" svg:x1="4.6cm" svg:y1="2.9cm" svg:x2="1.3cm" svg:y2="1.2cm">
          <text:p/>
        </draw:line>
        <draw:line draw:style-name="gr1" draw:text-style-name="P1" draw:layer="layout" svg:x1="1.3cm" svg:y1="2.9cm" svg:x2="4.6cm" svg:y2="1.2cm">
          <text:p/>
        </draw:line>
        <draw:frame draw:style-name="gr4" draw:layer="layout" svg:width="2.2cm" svg:height="1.5cm" svg:x="2cm" svg:y="1.5cm">
          <draw:text-box>
            <text:p>Logo</text:p>
          </draw:text-box>
        </draw:frame>
        <draw:line draw:style-name="gr1" draw:text-style-name="P1" draw:layer="layout" svg:x1="1cm" svg:y1="25.1cm" svg:x2="20cm" svg:y2="25.1cm">
          <text:p/>
        </draw:line>
        <draw:frame draw:style-name="gr5" draw:layer="layout" svg:width="6.6cm" svg:height="2.2cm" svg:x="7.3cm" svg:y="25.8cm">
          <draw:text-box>
            <text:p text:style-name="P1">Pied de page</text:p>
          </draw:text-box>
        </draw:frame>
        <draw:rect draw:style-name="gr6" draw:text-style-name="P1" draw:layer="layout" svg:width="19cm" svg:height="6.4cm" svg:x="1cm" svg:y="3.8cm">
          <text:p text:style-name="P1">Img</text:p>
        </draw:rect>
        <draw:line draw:style-name="gr1" draw:text-style-name="P1" draw:layer="layout" svg:x1="20cm" svg:y1="3.8cm" svg:x2="1cm" svg:y2="10.2cm">
          <text:p/>
        </draw:line>
        <draw:line draw:style-name="gr1" draw:text-style-name="P1" draw:layer="layout" svg:x1="1cm" svg:y1="3.8cm" svg:x2="20cm" svg:y2="10.2cm">
          <text:p/>
        </draw:line>
        <draw:rect draw:style-name="gr6" draw:text-style-name="P1" draw:layer="layout" svg:width="19cm" svg:height="1.8cm" svg:x="1cm" svg:y="10.2cm">
          <text:p text:style-name="P1">Texte</text:p>
        </draw:rect>
        <draw:rect draw:style-name="gr3" draw:text-style-name="P1" draw:layer="layout" svg:width="8.6cm" svg:height="5cm" svg:x="1.8cm" svg:y="12.3cm">
          <text:p/>
        </draw:rect>
        <draw:line draw:style-name="gr1" draw:text-style-name="P1" draw:layer="layout" svg:x1="10.4cm" svg:y1="17.3cm" svg:x2="1.8cm" svg:y2="12.3cm">
          <text:p/>
        </draw:line>
        <draw:line draw:style-name="gr1" draw:text-style-name="P1" draw:layer="layout" svg:x1="1.8cm" svg:y1="17.3cm" svg:x2="10.4cm" svg:y2="12.3cm">
          <text:p/>
        </draw:line>
        <draw:frame draw:style-name="gr7" draw:layer="layout" svg:width="2.6cm" svg:height="1.1cm" svg:x="5cm" svg:y="13.2cm">
          <draw:text-box>
            <text:p text:style-name="P1">Img</text:p>
          </draw:text-box>
        </draw:frame>
        <draw:rect draw:style-name="gr3" draw:text-style-name="P1" draw:layer="layout" svg:width="8.1cm" svg:height="12.5cm" svg:x="11.4cm" svg:y="12.3cm">
          <text:p/>
        </draw:rect>
        <draw:frame draw:style-name="gr8" draw:layer="layout" svg:width="5.7cm" svg:height="2.3cm" svg:x="12.7cm" svg:y="16.9cm">
          <draw:text-box>
            <text:p text:style-name="P1">Texte</text:p>
          </draw:text-box>
        </draw:frame>
        <draw:line draw:style-name="gr1" draw:text-style-name="P1" draw:layer="layout" svg:x1="11.4cm" svg:y1="14.2cm" svg:x2="19.5cm" svg:y2="14.2cm">
          <text:p/>
        </draw:line>
        <draw:line draw:style-name="gr1" draw:text-style-name="P1" draw:layer="layout" svg:x1="15.5cm" svg:y1="14.2cm" svg:x2="15.5cm" svg:y2="12.3cm">
          <text:p/>
        </draw:line>
        <draw:rect draw:style-name="gr3" draw:text-style-name="P1" draw:layer="layout" svg:width="8.6cm" svg:height="6.9cm" svg:x="1.8cm" svg:y="17.9cm">
          <text:p/>
        </draw:rect>
        <draw:frame draw:style-name="gr9" draw:layer="layout" svg:width="5.3cm" svg:height="1.7cm" svg:x="3.3cm" svg:y="20.1cm">
          <draw:text-box>
            <text:p text:style-name="P1">Tex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Detrez</meta:initial-creator>
    <meta:creation-date>2019-12-03T09:00:32.76</meta:creation-date>
    <dc:date>2019-12-03T09:26:19.38</dc:date>
    <dc:creator>Fabien Detrez</dc:creator>
    <meta:editing-duration>PT25M46S</meta:editing-duration>
    <meta:editing-cycles>3</meta:editing-cycles>
    <meta:generator>OpenOffice/4.1.7$Win32 OpenOffice.org_project/417m1$Build-9800</meta:generator>
    <meta:document-statistic meta:object-count="22"/>
  </office:meta>
</office:document-meta>
</file>